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eb733" officeooo:paragraph-rsid="001eb733"/>
    </style:style>
    <style:style style:name="T1" style:family="text">
      <style:text-properties officeooo:rsid="001e1b52"/>
    </style:style>
    <style:style style:name="T2" style:family="text">
      <style:text-properties officeooo:rsid="001eb7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T1">Premier </text:span>CM</text:h>
      <text:p text:style-name="Text_20_body"/>
      <text:p text:style-name="Text_20_body"><text:span text:style-name="T2">Normes définissent comment s’organiser en cyber.</text:span></text:p>
      <text:p text:style-name="P1">En cyber, il faut s’attendre au pire en terme d’impacts pour se protéger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4T15:49:42.001163598</meta:creation-date>
    <meta:generator>LibreOffice/24.2.7.2$Linux_X86_64 LibreOffice_project/420$Build-2</meta:generator>
    <dc:date>2025-05-14T16:33:11.287698324</dc:date>
    <meta:editing-duration>PT33M19S</meta:editing-duration>
    <meta:editing-cycles>3</meta:editing-cycles>
    <meta:document-statistic meta:table-count="0" meta:image-count="0" meta:object-count="0" meta:page-count="1" meta:paragraph-count="3" meta:word-count="21" meta:character-count="130" meta:non-whitespace-character-count="112"/>
  </office:meta>
</office:document-meta>
</file>